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689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83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47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wrap-option="wrap" fo:border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map style:condition="cell-content()&gt;0" style:apply-style-name="Good" style:base-cell-address="Sheet1.D5"/>
      <style:map style:condition="cell-content()&lt;0" style:apply-style-name="Bad" style:base-cell-address="Sheet1.D5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AMJ1048576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"/>
          <table:table-cell table:style-name="ce6" office:value-type="string" calcext:value-type="string" table:number-columns-spanned="2" table:number-rows-spanned="1">
            <text:p>MSSubClass (partial)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MSZoning</text:p>
          </table:table-cell>
          <table:covered-table-cell/>
          <table:table-cell table:style-name="ce6" office:value-type="string" calcext:value-type="string" table:number-columns-spanned="2" table:number-rows-spanned="1">
            <text:p>MSSubClass (full split)</text:p>
          </table:table-cell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Run</text:p>
          </table:table-cell>
          <table:table-cell table:style-name="ce2" office:value-type="string" calcext:value-type="string">
            <text:p>Original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7"/>
          <table:table-cell table:style-name="ce7" office:value-type="string" calcext:value-type="string">
            <text:p>diff</text:p>
          </table:table-cell>
          <table:table-cell/>
          <table:table-cell table:style-name="ce7" office:value-type="string" calcext:value-type="string">
            <text:p>diff</text:p>
          </table:table-cell>
          <table:table-cell/>
          <table:table-cell table:style-name="ce7" office:value-type="string" calcext:value-type="string">
            <text:p>di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ear Regression</text:p>
          </table:table-cell>
          <table:table-cell table:style-name="ce4" office:value-type="float" office:value="0.152941" calcext:value-type="float">
            <text:p>0.152941</text:p>
          </table:table-cell>
          <table:table-cell table:style-name="ce8" office:value-type="float" office:value="0.153212" calcext:value-type="float">
            <text:p>0.153212</text:p>
          </table:table-cell>
          <table:table-cell table:style-name="ce9" table:formula="of:=[.B5]-[.C5]" office:value-type="float" office:value="-0.000270999999999993" calcext:value-type="float">
            <text:p>-0.000271</text:p>
          </table:table-cell>
          <table:table-cell table:style-name="ce11" office:value-type="float" office:value="0.145682" calcext:value-type="float">
            <text:p>0.145682</text:p>
          </table:table-cell>
          <table:table-cell table:style-name="ce9" table:formula="of:=[.B5]-[.E5]" office:value-type="float" office:value="0.00725899999999999" calcext:value-type="float">
            <text:p>0.007259</text:p>
          </table:table-cell>
          <table:table-cell table:style-name="ce11" office:value-type="float" office:value="0.144645" calcext:value-type="float">
            <text:p>0.144645</text:p>
          </table:table-cell>
          <table:table-cell table:style-name="ce9" table:formula="of:=[.E5]-[.G5]" office:value-type="float" office:value="0.00103700000000001" calcext:value-type="float">
            <text:p>0.0010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dge Grid</text:p>
          </table:table-cell>
          <table:table-cell table:style-name="ce4" office:value-type="float" office:value="0.939499" calcext:value-type="float">
            <text:p>0.939499</text:p>
          </table:table-cell>
          <table:table-cell table:style-name="ce8" office:value-type="float" office:value="0.940777" calcext:value-type="float">
            <text:p>0.940777</text:p>
          </table:table-cell>
          <table:table-cell table:style-name="ce9" table:formula="of:=[.B6]-[.C6]" office:value-type="float" office:value="-0.001278" calcext:value-type="float">
            <text:p>-0.001278</text:p>
          </table:table-cell>
          <table:table-cell table:style-name="ce11" office:value-type="float" office:value="0.939691" calcext:value-type="float">
            <text:p>0.939691</text:p>
          </table:table-cell>
          <table:table-cell table:style-name="ce9" table:formula="of:=[.B6]-[.E6]" office:value-type="float" office:value="-0.00019199999999997" calcext:value-type="float">
            <text:p>-0.000192</text:p>
          </table:table-cell>
          <table:table-cell table:style-name="ce11" office:value-type="float" office:value="0.93938" calcext:value-type="float">
            <text:p>0.93938</text:p>
          </table:table-cell>
          <table:table-cell table:style-name="ce9" table:formula="of:=[.E6]-[.G6]" office:value-type="float" office:value="0.00031099999999995" calcext:value-type="float">
            <text:p>0.0003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idge</text:p>
          </table:table-cell>
          <table:table-cell table:style-name="ce4" office:value-type="float" office:value="0.152941" calcext:value-type="float">
            <text:p>0.152941</text:p>
          </table:table-cell>
          <table:table-cell table:style-name="ce8" office:value-type="float" office:value="0.153212" calcext:value-type="float">
            <text:p>0.153212</text:p>
          </table:table-cell>
          <table:table-cell table:style-name="ce9" table:formula="of:=[.B7]-[.C7]" office:value-type="float" office:value="-0.000270999999999993" calcext:value-type="float">
            <text:p>-0.000271</text:p>
          </table:table-cell>
          <table:table-cell table:style-name="ce11" office:value-type="float" office:value="0.146726" calcext:value-type="float">
            <text:p>0.146726</text:p>
          </table:table-cell>
          <table:table-cell table:style-name="ce9" table:formula="of:=[.B7]-[.E7]" office:value-type="float" office:value="0.006215" calcext:value-type="float">
            <text:p>0.006215</text:p>
          </table:table-cell>
          <table:table-cell table:style-name="ce11" office:value-type="float" office:value="0.145692" calcext:value-type="float">
            <text:p>0.145692</text:p>
          </table:table-cell>
          <table:table-cell table:style-name="ce9" table:formula="of:=[.E7]-[.G7]" office:value-type="float" office:value="0.00103400000000001" calcext:value-type="float">
            <text:p>0.001034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asso Grid</text:p>
          </table:table-cell>
          <table:table-cell table:style-name="ce4" office:value-type="float" office:value="0.939499" calcext:value-type="float">
            <text:p>0.939499</text:p>
          </table:table-cell>
          <table:table-cell table:style-name="ce8" office:value-type="float" office:value="0.940777" calcext:value-type="float">
            <text:p>0.940777</text:p>
          </table:table-cell>
          <table:table-cell table:style-name="ce9" table:formula="of:=[.B8]-[.C8]" office:value-type="float" office:value="-0.001278" calcext:value-type="float">
            <text:p>-0.001278</text:p>
          </table:table-cell>
          <table:table-cell table:style-name="ce11" office:value-type="float" office:value="0.939157" calcext:value-type="float">
            <text:p>0.939157</text:p>
          </table:table-cell>
          <table:table-cell table:style-name="ce9" table:formula="of:=[.B8]-[.E8]" office:value-type="float" office:value="0.000342000000000064" calcext:value-type="float">
            <text:p>0.000342</text:p>
          </table:table-cell>
          <table:table-cell table:style-name="ce11" office:value-type="float" office:value="0.93885" calcext:value-type="float">
            <text:p>0.93885</text:p>
          </table:table-cell>
          <table:table-cell table:style-name="ce9" table:formula="of:=[.E8]-[.G8]" office:value-type="float" office:value="0.000306999999999946" calcext:value-type="float">
            <text:p>0.00030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andomForestRegressor</text:p>
          </table:table-cell>
          <table:table-cell table:style-name="ce4" office:value-type="float" office:value="0.244519" calcext:value-type="float">
            <text:p>0.244519</text:p>
          </table:table-cell>
          <table:table-cell table:style-name="ce8" office:value-type="float" office:value="0.244519" calcext:value-type="float">
            <text:p>0.244519</text:p>
          </table:table-cell>
          <table:table-cell table:style-name="ce9" table:formula="of:=[.B9]-[.C9]" office:value-type="float" office:value="0" calcext:value-type="float">
            <text:p>0</text:p>
          </table:table-cell>
          <table:table-cell table:style-name="ce11" office:value-type="float" office:value="0.244519" calcext:value-type="float">
            <text:p>0.244519</text:p>
          </table:table-cell>
          <table:table-cell table:style-name="ce9" table:formula="of:=[.B9]-[.E9]" office:value-type="float" office:value="0" calcext:value-type="float">
            <text:p>0</text:p>
          </table:table-cell>
          <table:table-cell table:style-name="ce11" office:value-type="float" office:value="0.244511" calcext:value-type="float">
            <text:p>0.244511</text:p>
          </table:table-cell>
          <table:table-cell table:style-name="ce9" table:formula="of:=[.E9]-[.G9]" office:value-type="float" office:value="0.000008000000000008" calcext:value-type="float">
            <text:p>8.000000000008E-0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ayesianRidge</text:p>
          </table:table-cell>
          <table:table-cell table:style-name="ce4" office:value-type="float" office:value="0.152518" calcext:value-type="float">
            <text:p>0.152518</text:p>
          </table:table-cell>
          <table:table-cell table:style-name="ce8" office:value-type="float" office:value="0.151294" calcext:value-type="float">
            <text:p>0.151294</text:p>
          </table:table-cell>
          <table:table-cell table:style-name="ce9" table:formula="of:=[.B10]-[.C10]" office:value-type="float" office:value="0.001224" calcext:value-type="float">
            <text:p>0.001224</text:p>
          </table:table-cell>
          <table:table-cell table:style-name="ce11" office:value-type="float" office:value="0.149897" calcext:value-type="float">
            <text:p>0.149897</text:p>
          </table:table-cell>
          <table:table-cell table:style-name="ce9" table:formula="of:=[.B10]-[.E10]" office:value-type="float" office:value="0.00262099999999998" calcext:value-type="float">
            <text:p>0.002621</text:p>
          </table:table-cell>
          <table:table-cell table:style-name="ce11" office:value-type="float" office:value="0.148015" calcext:value-type="float">
            <text:p>0.148015</text:p>
          </table:table-cell>
          <table:table-cell table:style-name="ce9" table:formula="of:=[.E10]-[.G10]" office:value-type="float" office:value="0.00188200000000002" calcext:value-type="float">
            <text:p>0.001882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atBoostRegressor</text:p>
          </table:table-cell>
          <table:table-cell table:style-name="ce4" office:value-type="float" office:value="0.135069" calcext:value-type="float">
            <text:p>0.135069</text:p>
          </table:table-cell>
          <table:table-cell table:style-name="ce8" office:value-type="float" office:value="0.137618" calcext:value-type="float">
            <text:p>0.137618</text:p>
          </table:table-cell>
          <table:table-cell table:style-name="ce9" table:formula="of:=[.B11]-[.C11]" office:value-type="float" office:value="-0.002549" calcext:value-type="float">
            <text:p>-0.002549</text:p>
          </table:table-cell>
          <table:table-cell table:style-name="ce11" office:value-type="float" office:value="0.135275" calcext:value-type="float">
            <text:p>0.135275</text:p>
          </table:table-cell>
          <table:table-cell table:style-name="ce9" table:formula="of:=[.B11]-[.E11]" office:value-type="float" office:value="-0.000206000000000012" calcext:value-type="float">
            <text:p>-0.000206</text:p>
          </table:table-cell>
          <table:table-cell table:style-name="ce11" office:value-type="float" office:value="0.134105" calcext:value-type="float">
            <text:p>0.134105</text:p>
          </table:table-cell>
          <table:table-cell table:style-name="ce9" table:formula="of:=[.E11]-[.G11]" office:value-type="float" office:value="0.00117" calcext:value-type="float">
            <text:p>0.0011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XGBRegressor Grid</text:p>
          </table:table-cell>
          <table:table-cell table:style-name="ce4" office:value-type="float" office:value="0.369437" calcext:value-type="float">
            <text:p>0.369437</text:p>
          </table:table-cell>
          <table:table-cell table:style-name="ce8" office:value-type="float" office:value="0.370862" calcext:value-type="float">
            <text:p>0.370862</text:p>
          </table:table-cell>
          <table:table-cell table:style-name="ce9" table:formula="of:=[.B12]-[.C12]" office:value-type="float" office:value="-0.00142500000000001" calcext:value-type="float">
            <text:p>-0.001425</text:p>
          </table:table-cell>
          <table:table-cell table:style-name="ce11" office:value-type="float" office:value="0.37141" calcext:value-type="float">
            <text:p>0.37141</text:p>
          </table:table-cell>
          <table:table-cell table:style-name="ce9" table:formula="of:=[.B12]-[.E12]" office:value-type="float" office:value="-0.001973" calcext:value-type="float">
            <text:p>-0.001973</text:p>
          </table:table-cell>
          <table:table-cell table:style-name="ce11" office:value-type="float" office:value="0.368344" calcext:value-type="float">
            <text:p>0.368344</text:p>
          </table:table-cell>
          <table:table-cell table:style-name="ce9" table:formula="of:=[.E12]-[.G12]" office:value-type="float" office:value="0.00306599999999996" calcext:value-type="float">
            <text:p>0.00306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XGBRegressor</text:p>
          </table:table-cell>
          <table:table-cell table:style-name="ce4" office:value-type="float" office:value="0.175747" calcext:value-type="float">
            <text:p>0.175747</text:p>
          </table:table-cell>
          <table:table-cell table:style-name="ce8" office:value-type="float" office:value="0.175427" calcext:value-type="float">
            <text:p>0.175427</text:p>
          </table:table-cell>
          <table:table-cell table:style-name="ce9" table:formula="of:=[.B13]-[.C13]" office:value-type="float" office:value="0.000319999999999987" calcext:value-type="float">
            <text:p>0.00032</text:p>
          </table:table-cell>
          <table:table-cell table:style-name="ce11" office:value-type="float" office:value="0.175594" calcext:value-type="float">
            <text:p>0.175594</text:p>
          </table:table-cell>
          <table:table-cell table:style-name="ce9" table:formula="of:=[.B13]-[.E13]" office:value-type="float" office:value="0.000152999999999986" calcext:value-type="float">
            <text:p>0.000153</text:p>
          </table:table-cell>
          <table:table-cell table:style-name="ce11" office:value-type="float" office:value="0.1755" calcext:value-type="float">
            <text:p>0.1755</text:p>
          </table:table-cell>
          <table:table-cell table:style-name="ce9" table:formula="of:=[.E13]-[.G13]" office:value-type="float" office:value="0.0000940000000000107" calcext:value-type="float">
            <text:p>9.40000000000107E-05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radientBoostingRegressor Grid</text:p>
          </table:table-cell>
          <table:table-cell table:style-name="ce4" office:value-type="float" office:value="0.370211" calcext:value-type="float">
            <text:p>0.370211</text:p>
          </table:table-cell>
          <table:table-cell table:style-name="ce8" office:value-type="float" office:value="0.372558" calcext:value-type="float">
            <text:p>0.372558</text:p>
          </table:table-cell>
          <table:table-cell table:style-name="ce9" table:formula="of:=[.B14]-[.C14]" office:value-type="float" office:value="-0.00234700000000004" calcext:value-type="float">
            <text:p>-0.002347</text:p>
          </table:table-cell>
          <table:table-cell table:style-name="ce11" office:value-type="float" office:value="0.369544" calcext:value-type="float">
            <text:p>0.369544</text:p>
          </table:table-cell>
          <table:table-cell table:style-name="ce9" table:formula="of:=[.B14]-[.E14]" office:value-type="float" office:value="0.000666999999999973" calcext:value-type="float">
            <text:p>0.000667</text:p>
          </table:table-cell>
          <table:table-cell table:style-name="ce11" office:value-type="float" office:value="0.369765" calcext:value-type="float">
            <text:p>0.369765</text:p>
          </table:table-cell>
          <table:table-cell table:style-name="ce9" table:formula="of:=[.E14]-[.G14]" office:value-type="float" office:value="-0.000221000000000027" calcext:value-type="float">
            <text:p>-0.000221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traTreesRegressor</text:p>
          </table:table-cell>
          <table:table-cell table:style-name="ce4" office:value-type="float" office:value="0.150086" calcext:value-type="float">
            <text:p>0.150086</text:p>
          </table:table-cell>
          <table:table-cell table:style-name="ce8" office:value-type="float" office:value="0.152931" calcext:value-type="float">
            <text:p>0.152931</text:p>
          </table:table-cell>
          <table:table-cell table:style-name="ce9" table:formula="of:=[.B15]-[.C15]" office:value-type="float" office:value="-0.00284499999999999" calcext:value-type="float">
            <text:p>-0.002845</text:p>
          </table:table-cell>
          <table:table-cell table:style-name="ce11" office:value-type="float" office:value="0.145196" calcext:value-type="float">
            <text:p>0.145196</text:p>
          </table:table-cell>
          <table:table-cell table:style-name="ce9" table:formula="of:=[.B15]-[.E15]" office:value-type="float" office:value="0.00489000000000001" calcext:value-type="float">
            <text:p>0.00489</text:p>
          </table:table-cell>
          <table:table-cell table:style-name="ce11" office:value-type="float" office:value="0.148579" calcext:value-type="float">
            <text:p>0.148579</text:p>
          </table:table-cell>
          <table:table-cell table:style-name="ce9" table:formula="of:=[.E15]-[.G15]" office:value-type="float" office:value="-0.003383" calcext:value-type="float">
            <text:p>-0.003383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5:Sheet1.D15 Sheet1.F5:Sheet1.F15 Sheet1.H5:Sheet1.H15">
            <calcext:condition calcext:apply-style-name="Good" calcext:value="&gt;0" calcext:base-cell-address="Sheet1.D5"/>
            <calcext:condition calcext:apply-style-name="Bad" calcext:value="&lt;0" calcext:base-cell-address="Sheet1.D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4" loext:min-decimal-places="4" number:min-integer-digits="1" number:grouping="true"/>
    </number:number-style>
    <number:number-style style:name="N146">
      <number:number number:decimal-places="5" loext:min-decimal-places="5" number:min-integer-digits="1" number:grouping="true"/>
    </number:number-style>
    <number:number-style style:name="N147">
      <number:number number:decimal-places="6" loext:min-decimal-places="6" number:min-integer-digits="1" number:grouping="true"/>
    </number:number-style>
    <number:number-style style:name="N148">
      <number:number number:decimal-places="7" loext:min-decimal-places="7" number:min-integer-digits="1" number:grouping="true"/>
    </number:number-style>
    <number:number-style style:name="N149">
      <number:number number:decimal-places="8" loext:min-decimal-places="8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5-07T21:07:47</meta:creation-date>
    <dc:date>2021-05-25T17:15:20.925584832</dc:date>
    <meta:generator>LibreOffice/6.4.7.2$Linux_X86_64 LibreOffice_project/40$Build-2</meta:generator>
    <meta:editing-duration>PT29M11S</meta:editing-duration>
    <meta:editing-cycles>6</meta:editing-cycles>
    <meta:document-statistic meta:table-count="1" meta:cell-count="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